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xU Rack calculator based on Housing Profile 1+2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7" office:value-type="float" office:value="437.5">
            <text:p>437,5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>
            <text:p>Height, U</text:p>
          </table:table-cell>
          <table:table-cell table:style-name="ce7" office:value-type="float" office:value="3">
            <text:p>3,0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8" table:formula="of:=([.B6]-1)*(88.05-43.6)+43.6" office:value-type="float" office:value="132.5">
            <text:p>132,50</text:p>
          </table:table-cell>
          <table:table-cell table:number-columns-repeated="2"/>
          <table:table-cell office:value-type="string">
            <text:p>Back</text:p>
          </table:table-cell>
          <table:table-cell table:style-name="ce10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7" office:value-type="float" office:value="70">
            <text:p>70,00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number-columns-repeated="4"/>
        </table:table-row>
        <table:table-row table:style-name="ro2">
          <table:table-cell office:value-type="string">
            <text:p>Internal space for components, X</text:p>
          </table:table-cell>
          <table:table-cell table:formula="of:=[.B5]-2*7" office:value-type="float" office:value="423.5">
            <text:p>423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7]" office:value-type="float" office:value="132.5">
            <text:p>132,5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437.5">
            <text:p>437,5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4]/2-5.2" office:value-type="float" office:value="213.55">
            <text:p>213,55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[.B13]/2-5.2" office:value-type="float" office:value="61.05">
            <text:p>61,05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 [FRONT]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, top+bottom, y [FRONT]</text:p>
          </table:table-cell>
          <table:table-cell table:style-name="ce8" table:formula="of:=[.B13]/2-[.B48]-[.B19]/2" office:value-type="float" office:value="64.45">
            <text:p>64,45</text:p>
          </table:table-cell>
          <table:table-cell table:number-columns-repeated="4"/>
        </table:table-row>
        <table:table-row table:style-name="ro2">
          <table:table-cell office:value-type="string">
            <text:p>Cavity, height [FRONT]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office:value-type="string">
            <text:p>Cavity, width [FRONT]</text:p>
          </table:table-cell>
          <table:table-cell table:formula="of:=[.B14]-2*10+2*1.5" office:value-type="float" office:value="420.5">
            <text:p>420,50</text:p>
          </table:table-cell>
          <table:table-cell table:number-columns-repeated="4"/>
        </table:table-row>
        <table:table-row table:style-name="ro2">
          <table:table-cell office:value-type="string">
            <text:p>Cavity depth [FRONT]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crew holes, Y <text:s/>[BACK]</text:p>
          </table:table-cell>
          <table:table-cell table:formula="of:=[.B13]/2-[.F6]-6.5-0.1" office:value-type="float" office:value="57.15">
            <text:p>57,15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/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op is shown with exterior face up. Bottom is shown with interior face up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8]+[.B21]-0.1" office:value-type="float" office:value="71.5">
            <text:p>71,5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4]-2*10-2*0.1" office:value-type="float" office:value="417.3">
            <text:p>417,3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 (Top)</text:span>, x (+/-) REVERSE SIDE! (Housing profile 2)</text:p>
          </table:table-cell>
          <table:table-cell table:formula="of:=[.B30]/2-8+[.B34]/2" office:value-type="float" office:value="204.9">
            <text:p>204,90</text:p>
          </table:table-cell>
          <table:table-cell table:number-columns-repeated="4"/>
        </table:table-row>
        <table:table-row table:style-name="ro2">
          <table:table-cell office:value-type="string">
            <text:p>Cavity side, y 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9]+3" office:value-type="float" office:value="74.5">
            <text:p>74,5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8.5">
            <text:p>8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2" office:value-type="float" office:value="0.5">
            <text:p>0,50</text:p>
          </table:table-cell>
          <table:table-cell table:number-columns-repeated="4"/>
        </table:table-row>
        <table:table-row table:style-name="ro2">
          <table:table-cell office:value-type="string">
            <text:p>Screw holes, side, X (Housing profiles 2)</text:p>
          </table:table-cell>
          <table:table-cell table:formula="of:=[.B14]/2-14" office:value-type="float" office:value="204.75">
            <text:p>204,7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<text:span text:style-name="T1">Cavity side (Bottom)</text:span>, x (+/1) </text:p>
          </table:table-cell>
          <table:table-cell table:style-name="ce9" table:formula="of:=[.B30]/2-6+[.B41]/2" office:value-type="float" office:value="205.9">
            <text:p>205,90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33]" office:value-type="float" office:value="74.5">
            <text:p>74,5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<text:span text:style-name="T1">Cavity bottom</text:span>, x (the cavity for interfacing with the front)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 bottom, bottom (front), y</text:p>
          </table:table-cell>
          <table:table-cell table:style-name="ce9" table:formula="of:=-([.B29]/2-[.B21]+[.B46]/2)" office:value-type="float" office:value="-35.65">
            <text:p>-35,65</text:p>
          </table:table-cell>
          <table:table-cell table:number-columns-repeated="4"/>
        </table:table-row>
        <table:table-row table:style-name="ro2">
          <table:table-cell office:value-type="string">
            <text:p>Cavity bottom, bottom (front) height</text:p>
          </table:table-cell>
          <table:table-cell table:style-name="ce9" table:formula="of:=IF([.B21]+1&lt;3;3;[.B21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bottom, width</text:p>
          </table:table-cell>
          <table:table-cell table:formula="of:=[.B30]+3" office:value-type="float" office:value="420.3">
            <text:p>420,3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[.B19]+0.1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9]/2+[.F7]" office:value-type="float" office:value="38.25">
            <text:p>38,25</text:p>
          </table:table-cell>
          <table:table-cell table:number-columns-repeated="4"/>
        </table:table-row>
        <table:table-row table:style-name="ro2">
          <table:table-cell office:value-type="string">
            <text:p>Screw holes, Y (back) (For brackets)</text:p>
          </table:table-cell>
          <table:table-cell table:formula="of:=[.B29]/2-6.5" office:value-type="float" office:value="29.25">
            <text:p>29,2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2 Sides (Housing profile 1)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-2*10-2*0.1" office:value-type="float" office:value="112.3">
            <text:p>112,3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8]" office:value-type="float" office:value="70">
            <text:p>70,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, y</text:p>
          </table:table-cell>
          <table:table-cell table:formula="of:=[.B55]/2-6+[.B59]/2" office:value-type="float" office:value="53.4">
            <text:p>53,40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56]+3" office:value-type="float" office:value="73">
            <text:p>7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2 pcs., length</text:p>
          </table:table-cell>
          <table:table-cell table:formula="of:=[.B8]" office:value-type="float" office:value="70">
            <text:p>70,00</text:p>
          </table:table-cell>
          <table:table-cell table:number-columns-repeated="4"/>
        </table:table-row>
        <table:table-row table:style-name="ro2">
          <table:table-cell office:value-type="string">
            <text:p>Housing profile 2, 2 pcs., length</text:p>
          </table:table-cell>
          <table:table-cell table:formula="of:=[.B8]" office:value-type="float" office:value="70">
            <text:p>70,00</text:p>
          </table:table-cell>
          <table:table-cell table:number-columns-repeated="4"/>
        </table:table-row>
        <table:table-row table:style-name="ro2">
          <table:table-cell office:value-type="string">
            <text:p>Nuts + bolts for housing profile 2, 6</text:p>
          </table:table-cell>
          <table:table-cell table:number-columns-repeated="5"/>
        </table:table-row>
        <table:table-row table:style-name="ro2">
          <table:table-cell office:value-type="string">
            <text:p>Housing Brackets for back, 6 pcs</text:p>
          </table:table-cell>
          <table:table-cell table:number-columns-repeated="5"/>
        </table:table-row>
        <table:table-row table:style-name="ro2">
          <table:table-cell office:value-type="string">
            <text:p>Bolts and bushes as required</text:p>
          </table:table-cell>
          <table:table-cell table:number-columns-repeated="5"/>
        </table:table-row>
        <table:table-row table:style-name="ro2">
          <table:table-cell office:value-type="string">
            <text:p>Assembly kit</text:p>
          </table:table-cell>
          <table:table-cell table:number-columns-repeated="5"/>
        </table:table-row>
        <table:table-row table:style-name="ro2" table:number-rows-repeated="104850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4-12-2012</text:date>, <text:time>00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12-04T00:22:46</dc:date>
    <meta:editing-duration>PT49H35M03S</meta:editing-duration>
    <meta:editing-cycles>27</meta:editing-cycles>
    <meta:generator>NeoOffice/3.3$Unix OpenOffice.org_project/Patch 0</meta:generator>
    <meta:document-statistic meta:table-count="3" meta:cell-count="111" meta:object-count="0"/>
  </office:meta>
</office:document-meta>
</file>